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line-height-at-least="0.714cm"/>
      <style:text-properties fo:color="#000000" loext:opacity="100%" style:font-name="Consolas" fo:font-size="10pt" fo:font-weight="normal" fo:background-color="transparent" style:font-size-asian="10pt" style:font-size-complex="10pt"/>
    </style:style>
    <style:style style:name="P3" style:family="paragraph" style:parent-style-name="Standard">
      <style:paragraph-properties style:line-height-at-least="0.714cm"/>
      <style:text-properties fo:color="#000000" loext:opacity="100%" fo:font-size="10pt" fo:background-color="transparent" style:font-size-asian="10pt" style:font-size-complex="10pt"/>
    </style:style>
    <style:style style:name="P4" style:family="paragraph" style:parent-style-name="Standard">
      <style:paragraph-properties style:line-height-at-least="0.714cm"/>
      <style:text-properties fo:color="#000000" loext:opacity="100%" style:font-name="Arial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5pt" fo:font-weight="normal"/>
    </style:style>
    <style:style style:name="T3" style:family="text">
      <style:text-properties fo:color="#569cd6" loext:opacity="100%" style:font-name="Consolas" fo:font-weight="normal"/>
    </style:style>
    <style:style style:name="T4" style:family="text">
      <style:text-properties fo:color="#dcdcdc" loext:opacity="100%"/>
    </style:style>
    <style:style style:name="T5" style:family="text">
      <style:text-properties fo:color="#dcdcdc" loext:opacity="100%" style:font-name="Consolas" fo:font-size="15pt" fo:font-weight="normal"/>
    </style:style>
    <style:style style:name="T6" style:family="text">
      <style:text-properties fo:color="#dcdcdc" loext:opacity="100%" style:font-name="Consolas" fo:font-weight="normal"/>
    </style:style>
    <style:style style:name="T7" style:family="text">
      <style:text-properties style:font-name="Consolas" fo:font-weight="normal"/>
    </style:style>
    <style:style style:name="T8" style:family="text">
      <style:text-properties style:font-name="Consolas" fo:font-size="15pt" fo:font-weight="normal"/>
    </style:style>
    <style:style style:name="T9" style:family="text">
      <style:text-properties fo:color="#f5d7a9" loext:opacity="100%" style:font-name="Consolas" fo:font-size="15pt" fo:font-weight="normal"/>
    </style:style>
    <style:style style:name="T10" style:family="text">
      <style:text-properties fo:color="#f5d7a9" loext:opacity="100%" style:font-name="Consolas" fo:font-weight="normal"/>
    </style:style>
    <style:style style:name="T11" style:family="text">
      <style:text-properties fo:color="#ce9178" loext:opacity="100%" style:font-name="Consolas" fo:font-size="15pt" fo:font-weight="normal"/>
    </style:style>
    <style:style style:name="T12" style:family="text">
      <style:text-properties fo:color="#ce9178" loext:opacity="100%" style:font-name="Consolas" fo:font-weight="normal"/>
    </style:style>
    <style:style style:name="T13" style:family="text">
      <style:text-properties fo:color="#d2bb85" loext:opacity="100%" style:font-name="Consolas" fo:font-size="15pt" fo:font-weight="normal"/>
    </style:style>
    <style:style style:name="T14" style:family="text">
      <style:text-properties fo:color="#d2bb85" loext:opacity="100%" style:font-name="Consolas" fo:font-weight="normal"/>
    </style:style>
    <style:style style:name="T15" style:family="text">
      <style:text-properties fo:color="#b5cea8" loext:opacity="100%" style:font-name="Consolas" fo:font-size="15pt" fo:font-weight="normal"/>
    </style:style>
    <style:style style:name="T16" style:family="text">
      <style:text-properties fo:color="#b5cea8" loext:opacity="100%" style:font-name="Consolas" fo:font-weight="normal"/>
    </style:style>
    <style:style style:name="T17" style:family="text">
      <style:text-properties officeooo:rsid="0004ac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7">1)</text:span>São fornecidas as seguintes informações dos estudantes: - nome do aluno - 4 notas Calcular a média e determinar a classificação de notas dos alunos: Se média entre : 8 e 10, classificação “A” Se média entre: 7 e 7,9, classificação “B” Se média entre: 5 e 6,9, classificação “C” Se média abaixo de 5, classificação “D”. Mostrar como resultado: -nome aluno - média - classificação </text:p>
      <text:p text:style-name="P2"/>
      <text:p text:style-name="P2">programa {</text:p>
      <text:p text:style-name="P3">  <text:span text:style-name="T7">funcao inicio() {</text:span></text:p>
      <text:p text:style-name="P3">   <text:span text:style-name="T7">cadeia nome</text:span></text:p>
      <text:p text:style-name="P3">   <text:span text:style-name="T7">real n1, n2, n3, n4, media</text:span></text:p>
      <text:p text:style-name="P3">   <text:span text:style-name="T7">escreva("Escreva o nome do(a) aluno(a): ")</text:span></text:p>
      <text:p text:style-name="P3">   <text:span text:style-name="T7">leia(nome)</text:span></text:p>
      <text:p text:style-name="P3">   <text:span text:style-name="T7">escreva("Digite as quatro notas deste aluno: \n")</text:span></text:p>
      <text:p text:style-name="P3">   <text:span text:style-name="T7">leia(n1, n2, n3, n4)</text:span></text:p>
      <text:p text:style-name="P3">   <text:span text:style-name="T7">media=(n1+n2+n3+n4)/4</text:span></text:p>
      <text:p text:style-name="P3">   <text:span text:style-name="T7">se(media&gt;=8 e media&lt;=10){</text:span></text:p>
      <text:p text:style-name="P3">    <text:span text:style-name="T7">escreva("Nome do aluno: ",nome,"\nMédia do aluno: ", media, "\nClassificação: A")</text:span></text:p>
      <text:p text:style-name="P3">   <text:span text:style-name="T7">}</text:span></text:p>
      <text:p text:style-name="P3">   <text:span text:style-name="T7">senao{</text:span></text:p>
      <text:p text:style-name="P3">    <text:span text:style-name="T7">se(media&gt;=7 e media&lt;=7.9){</text:span></text:p>
      <text:p text:style-name="P3">      <text:span text:style-name="T7">escreva("Nome do aluno: ",nome,"\nMédia do aluno: ", media, "\nClassificação: B")</text:span></text:p>
      <text:p text:style-name="P3">    <text:span text:style-name="T7">}</text:span></text:p>
      <text:p text:style-name="P3">    <text:span text:style-name="T7">senao{</text:span></text:p>
      <text:p text:style-name="P3">      <text:span text:style-name="T7">se(media&gt;=5 e media&lt;=6.9){</text:span></text:p>
      <text:p text:style-name="P3">        <text:span text:style-name="T7">escreva("Nome do aluno: ",nome,"\nMédia do aluno: ", media, "\nClassificação: C")</text:span></text:p>
      <text:p text:style-name="P3">      <text:span text:style-name="T7">}</text:span></text:p>
      <text:p text:style-name="P3">      <text:span text:style-name="T7">senao{</text:span></text:p>
      <text:p text:style-name="P3">        <text:span text:style-name="T7">se(media&lt;5){</text:span></text:p>
      <text:p text:style-name="P3">          <text:span text:style-name="T7">escreva("Nome do aluno: ",nome,"\nMédia do aluno: ", media, "\nClassificação: D ")</text:span></text:p>
      <text:p text:style-name="P3">        <text:span text:style-name="T7">}</text:span></text:p>
      <text:p text:style-name="P3">        <text:span text:style-name="T7">senao{</text:span></text:p>
      <text:p text:style-name="P3">          <text:span text:style-name="T7">escreva("Erro notas acima de 10 ou abaixo de 0")</text:span></text:p>
      <text:p text:style-name="P3">        <text:span text:style-name="T7">}</text:span></text:p>
      <text:p text:style-name="P3">      <text:span text:style-name="T7">}</text:span></text:p>
      <text:p text:style-name="P3">    <text:span text:style-name="T7">}</text:span></text:p>
      <text:p text:style-name="P3">   <text:span text:style-name="T7">}</text:span></text:p>
      <text:p text:style-name="P3"><text:soft-page-break/>  <text:span text:style-name="T7">}</text:span></text:p>
      <text:p text:style-name="P2">}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1:17:23.204000000</meta:creation-date>
    <dc:date>2025-03-26T11:20:29.791000000</dc:date>
    <meta:editing-duration>PT3M19S</meta:editing-duration>
    <meta:editing-cycles>1</meta:editing-cycles>
    <meta:document-statistic meta:table-count="0" meta:image-count="0" meta:object-count="0" meta:page-count="2" meta:paragraph-count="33" meta:word-count="172" meta:character-count="1230" meta:non-whitespace-character-count="943"/>
    <meta:generator>LibreOffice/7.4.6.2$Windows_X86_64 LibreOffice_project/5b1f5509c2decdade7fda905e3e1429a67acd63d</meta:generator>
  </office:meta>
</office:document-meta>
</file>